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146in"/>
    </style:style>
    <style:style style:name="co3" style:family="table-column">
      <style:table-column-properties fo:break-before="auto" style:column-width="1.3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BC</text:p>
          </table:table-cell>
          <table:table-cell office:value-type="string">
            <text:p>DEF| QQQ <text:s/>| AAA</text:p>
          </table:table-cell>
        </table:table-row>
        <table:table-row table:style-name="ro1">
          <table:table-cell office:value-type="string">
            <text:p>un, deux, trois</text:p>
          </table:table-cell>
          <table:table-cell office:value-type="string">
            <text:p>eins, zwei, drei</text:p>
          </table:table-cell>
        </table:table-row>
        <table:table-row table:style-name="ro1">
          <table:table-cell office:value-type="string">
            <text:p>DDD|EEE</text:p>
          </table:table-cell>
          <table:table-cell office:value-type="string">
            <text:p>WWW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08/26/2011</text:date>, <text:time>09:1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. Developer</meta:initial-creator>
    <meta:creation-date>2011-08-25T11:37:55</meta:creation-date>
    <dc:date>2011-08-26T09:17:04</dc:date>
    <dc:creator>A. Developer</dc:creator>
    <meta:editing-duration>PT33M23S</meta:editing-duration>
    <meta:editing-cycles>7</meta:editing-cycles>
    <meta:generator>LibreOffice/3.3$Linux LibreOffice_project/330m19$Build-202</meta:generator>
    <meta:document-statistic meta:table-count="3" meta:cell-count="6" meta:object-count="0"/>
  </office:meta>
</office:document-meta>
</file>